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476260BE237A2FD3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49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476260BE237A2FD3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esus traiu preso</text:span></text:p>
            <text:p text:style-name="P3"><text:span text:style-name="T2">(João 18.1-14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44:45.287000000</dc:date>
    <meta:editing-duration>PT2H27M4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